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9pt" style:text-underline-style="solid" style:text-underline-width="auto" style:text-underline-color="font-color" fo:font-weight="bold" officeooo:rsid="00102142" officeooo:paragraph-rsid="00102142" style:font-size-asian="19pt" style:font-weight-asian="bold" style:font-size-complex="19pt" style:font-weight-complex="bold"/>
    </style:style>
    <style:style style:name="P2" style:family="paragraph" style:parent-style-name="Standard">
      <style:paragraph-properties fo:text-align="justify" style:justify-single-word="false"/>
      <style:text-properties fo:color="#000000" style:font-name="Times new roman" fo:font-size="16pt" style:text-underline-style="solid" style:text-underline-width="auto" style:text-underline-color="font-color" fo:font-weight="bold" officeooo:rsid="00153a56" officeooo:paragraph-rsid="00153a56" style:font-size-asian="16pt" style:font-weight-asian="bold" style:font-size-complex="16pt" style:font-weight-complex="bold"/>
    </style:style>
    <style:style style:name="P3" style:family="paragraph" style:parent-style-name="Standard">
      <style:paragraph-properties fo:text-align="justify" style:justify-single-word="false"/>
      <style:text-properties officeooo:paragraph-rsid="00153a56"/>
    </style:style>
    <style:style style:name="P4" style:family="paragraph" style:parent-style-name="Standard">
      <style:paragraph-properties fo:text-align="justify" style:justify-single-word="false"/>
      <style:text-properties officeooo:paragraph-rsid="0017297b"/>
    </style:style>
    <style:style style:name="P5" style:family="paragraph" style:parent-style-name="Standard" style:list-style-name="L11">
      <style:paragraph-properties fo:text-align="justify" style:justify-single-word="false"/>
      <style:text-properties officeooo:paragraph-rsid="0017297b"/>
    </style:style>
    <style:style style:name="T1" style:family="text">
      <style:text-properties fo:color="#000000" style:font-name="Times new roman" fo:font-size="14pt" style:text-underline-style="none" fo:font-weight="normal" officeooo:rsid="00153a56" style:font-size-asian="14pt" style:font-weight-asian="normal" style:font-size-complex="14pt" style:font-weight-complex="normal"/>
    </style:style>
    <style:style style:name="T2" style:family="text">
      <style:text-properties fo:color="#000000" style:font-name="Times new roman" fo:font-size="14pt" style:text-underline-style="none" fo:font-weight="normal" officeooo:rsid="0017297b" style:font-size-asian="14pt" style:font-weight-asian="normal" style:font-size-complex="14pt" style:font-weight-complex="normal"/>
    </style:style>
    <style:style style:name="T3" style:family="text">
      <style:text-properties fo:color="#000000" style:font-name="Times new roman" fo:font-size="14pt" style:text-underline-style="none" fo:font-weight="normal" officeooo:rsid="001756f5"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ject - The Battle of Neighborhoods (Part-1)</text:p>
      <text:p text:style-name="P1"/>
      <text:p text:style-name="P1"/>
      <text:p text:style-name="P2">Data Selection</text:p>
      <text:p text:style-name="P2"/>
      <text:p text:style-name="P3"><text:span text:style-name="T1">United States of America has a racially and ethnically diverse population. At the federal level, race and ethnicity have been categorized separately.In 2006, of the 1,266,264 legal immigrants to the United States, 58,072 were from India. Between 2000 and 2006, 421,006 Indian immigrants were admitted to the U.S., up from 352,278 during the 1990–1999 period. According to the 2000 U.S. census, the overall growth rate for Indians from 1990 to 2000 was 105.87 percent. </text:span></text:p>
      <text:p text:style-name="P3"><text:span text:style-name="T1"/></text:p>
      <text:p text:style-name="P3"><text:span text:style-name="T1">The average growth rate for the U.S. was 7.6 percent. Indians comprise 16.4 percent of the Asian-American community. In 2000, the Indian-born population in the U.S. was 1.007 million. According to the U.S. Census Bureau, between 1990 and 2000, the Indian population in the U.S. grew 130% – 10 times the national average of 13%. Indian Americans are the third largest Asian American ethnic group, following Chinese Americans and Filipino Americans. </text:span></text:p>
      <text:p text:style-name="P3"><text:span text:style-name="T1"/></text:p>
      <text:p text:style-name="P3"><text:span text:style-name="T1">For our restaurant problem, we will focus on the Boroughs of </text:span><text:span text:style-name="T2">United States</text:span><text:span text:style-name="T1"> and work on getting the data from all the Boroughs.To solve our problem of finding a best location to start an </text:span><text:span text:style-name="T2">Indian</text:span><text:span text:style-name="T1"> restaurant in </text:span><text:span text:style-name="T2">US</text:span><text:span text:style-name="T1">, we need to datasets based on various parameters such as : </text:span></text:p>
      <text:p text:style-name="P3"><text:span text:style-name="T1"/></text:p>
      <text:list xml:id="list1051782287" text:style-name="L11">
        <text:list-item>
          <text:p text:style-name="P5"><text:span text:style-name="T1">Population of target audience in all the boroughs of </text:span><text:span text:style-name="T2">US</text:span><text:span text:style-name="T1"> based on their Asian ethnicity, Age, Gender, Marital Status, Employment Status, Income</text:span></text:p>
        </text:list-item>
        <text:list-item>
          <text:p text:style-name="P5"><text:span text:style-name="T1">We also need the data about the required Business floorspace and Rateable Value <text:s text:c="5"/>statistics of each borough.</text:span></text:p>
        </text:list-item>
        <text:list-item>
          <text:p text:style-name="P5"><text:span text:style-name="T1">Considering the competitors factor, we also need the data of extsing Licensed Restaurants in each borough.</text:span></text:p>
        </text:list-item>
        <text:list-item>
          <text:p text:style-name="P5"><text:span text:style-name="T1">And lastly we will also consider the borough level tourist and domestic annual spend estimates.</text:span></text:p>
        </text:list-item>
      </text:list>
      <text:p text:style-name="P4"><text:span text:style-name="T1"/></text:p>
      <text:p text:style-name="P4"><text:span text:style-name="T1"/></text:p>
      <text:p text:style-name="P4"><text:span text:style-name="T1">All the above required information is available at </text:span><text:span text:style-name="T3">Wikipedia</text:span><text:span text:style-name="T1">, which is a free and open data-sharing portal where anyone can access </text:span><text:span text:style-name="T3">information.</text:span></text:p>
      <text:p text:style-name="P4"><text:span text:style-name="T3"/></text:p>
      <text:p text:style-name="P4"><text:span text:style-name="T3">The link for the data : </text:span><text:a xlink:type="simple" xlink:href="https://en.wikipedia.org/wiki/Indian_Americans" text:style-name="Internet_20_link" text:visited-style-name="Visited_20_Internet_20_Link">https://en.wikipedia.org/wiki/Indian_Americans</text:a></text:p>
      <text:p text:style-name="P4"><text:span text:style-name="T3"/></text:p>
      <text:p text:style-name="P4"><text:span text:style-name="T3">Along with the above datasets we will also use the Foursquare location data to solve our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4:09:57.825977325</meta:creation-date>
    <dc:date>2020-02-20T15:09:53.427359812</dc:date>
    <meta:editing-duration>PT49M43S</meta:editing-duration>
    <meta:editing-cycles>5</meta:editing-cycles>
    <meta:generator>LibreOffice/6.0.7.3$Linux_X86_64 LibreOffice_project/00m0$Build-3</meta:generator>
    <meta:document-statistic meta:table-count="0" meta:image-count="0" meta:object-count="0" meta:page-count="1" meta:paragraph-count="12" meta:word-count="324" meta:character-count="2027" meta:non-whitespace-character-count="1711"/>
  </office:meta>
</office:document-meta>
</file>